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76A3CAA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328cm" svg:y="0.196cm" svg:width="16.508cm" svg:height="12.749cm" draw:z-index="0"><draw:image xlink:href="Pictures/10000000000003300000026476A3CA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34:58</meta:creation-date>
    <meta:editing-duration>PT00H01M04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36:02</dc:date>
    <dc:creator>Juan Rodriguez</dc:creator>
    <meta:template xlink:type="simple" xlink:actuate="onRequest" xlink:title="redaccion" xlink:href="../redaccion.ott" meta:date="2011-03-10T13:34:58"/>
  </office:meta>
</office:document-meta>
</file>